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svg:stroke-opacity="64636%" draw:fill-color="#ffffff" draw:opacity="-900%" draw:textarea-horizontal-align="center" draw:textarea-vertical-align="middle" style:protect="position"/>
    </style:style>
    <style:style style:name="gr2" style:family="graphic" style:parent-style-name="standard">
      <style:graphic-properties draw:fill-color="#99ccff" draw:textarea-horizontal-align="center" draw:textarea-vertical-align="middle" draw:fit-to-size="tru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g draw:name="OrganizationDiagram321-GroupShape">
          <draw:rect draw:name="OrganizationDiagram321-RectangleShape0" draw:style-name="gr1" draw:text-style-name="P1" draw:layer="layout" svg:width="5.7cm" svg:height="2.532cm" svg:x="7.65cm" svg:y="1cm">
            <text:p/>
          </draw:rect>
          <draw:rect draw:name="OrganizationDiagram321-RectangleShape1" draw:style-name="gr2" draw:text-style-name="P1" draw:id="id1" draw:layer="layout" svg:width="5.7cm" svg:height="2.681cm" svg:x="7.65cm" svg:y="1cm">
            <text:p>2</text:p>
          </draw:rect>
          <draw:rect draw:name="OrganizationDiagram321-RectangleShape2" draw:style-name="gr2" draw:text-style-name="P1" draw:id="id2" draw:layer="layout" svg:width="5.7cm" svg:height="2.682cm" svg:x="1cm" svg:y="5.692cm">
            <text:p>0</text:p>
          </draw:rect>
          <draw:connector draw:name="OrganizationDiagram321-ConnectorShape2" draw:style-name="gr3" draw:text-style-name="P1" draw:layer="layout" svg:x1="10.5cm" svg:y1="3.681cm" svg:x2="3.85cm" svg:y2="5.692cm" draw:start-shape="id1" draw:start-glue-point="2" draw:end-shape="id2" draw:end-glue-point="0" svg:d="m10500 3681v1006h-6650v1005">
            <text:p/>
          </draw:connector>
          <draw:rect draw:name="OrganizationDiagram321-RectangleShape3" draw:style-name="gr2" draw:text-style-name="P1" draw:id="id3" draw:layer="layout" svg:width="5.7cm" svg:height="2.682cm" svg:x="7.65cm" svg:y="5.692cm">
            <text:p>3</text:p>
          </draw:rect>
          <draw:connector draw:name="OrganizationDiagram321-ConnectorShape3" draw:style-name="gr3" draw:text-style-name="P1" draw:layer="layout" svg:x1="10.5cm" svg:y1="3.681cm" svg:x2="10.5cm" svg:y2="5.692cm" draw:start-shape="id1" draw:start-glue-point="2" draw:end-shape="id3" draw:end-glue-point="0" svg:d="m10500 3681v2011">
            <text:p/>
          </draw:connector>
          <draw:rect draw:name="OrganizationDiagram321-RectangleShape4" draw:style-name="gr2" draw:text-style-name="P1" draw:id="id4" draw:layer="layout" svg:width="5.7cm" svg:height="2.682cm" svg:x="14.3cm" svg:y="5.692cm">
            <text:p>5</text:p>
          </draw:rect>
          <draw:connector draw:name="OrganizationDiagram321-ConnectorShape4" draw:style-name="gr3" draw:text-style-name="P1" draw:layer="layout" svg:x1="10.5cm" svg:y1="3.681cm" svg:x2="17.15cm" svg:y2="5.692cm" draw:start-shape="id1" draw:start-glue-point="2" draw:end-shape="id4" draw:end-glue-point="0" svg:d="m10500 3681v1006h6650v1005">
            <text:p/>
          </draw:connector>
          <draw:rect draw:name="OrganizationDiagram321-RectangleShape5" draw:style-name="gr2" draw:text-style-name="P1" draw:id="id5" draw:layer="layout" svg:width="5.7cm" svg:height="2.681cm" svg:x="10.5cm" svg:y="13.819cm">
            <text:p>4</text:p>
          </draw:rect>
          <draw:connector draw:name="OrganizationDiagram321-ConnectorShape5" draw:style-name="gr3" draw:text-style-name="P1" draw:layer="layout" svg:x1="10.5cm" svg:y1="8.374cm" svg:x2="13.35cm" svg:y2="13.819cm" draw:start-shape="id3" draw:start-glue-point="2" draw:end-shape="id5" draw:end-glue-point="0" svg:d="m10500 8374v2723h2850v2722">
            <text:p/>
          </draw:connector>
          <draw:rect draw:name="OrganizationDiagram321-RectangleShape6" draw:style-name="gr2" draw:text-style-name="P1" draw:id="id6" draw:layer="layout" svg:width="5.7cm" svg:height="2.532cm" svg:x="14.3cm" svg:y="9.49cm">
            <text:p>5</text:p>
          </draw:rect>
          <draw:connector draw:name="OrganizationDiagram321-ConnectorShape6" draw:style-name="gr3" draw:text-style-name="P1" draw:layer="layout" svg:x1="17.15cm" svg:y1="8.374cm" svg:x2="17.15cm" svg:y2="9.49cm" draw:start-shape="id4" draw:start-glue-point="2" draw:end-shape="id6" draw:end-glue-point="0" svg:d="m17150 8374v1116">
            <text:p/>
          </draw:connector>
          <draw:rect draw:name="OrganizationDiagram321-RectangleShape7" draw:style-name="gr2" draw:text-style-name="P1" draw:id="id7" draw:layer="layout" svg:width="5.7cm" svg:height="2.532cm" svg:x="4.3cm" svg:y="11.968cm">
            <text:p>2</text:p>
          </draw:rect>
          <draw:connector draw:name="OrganizationDiagram321-ConnectorShape7" draw:style-name="gr3" draw:text-style-name="P1" draw:layer="layout" svg:x1="10.5cm" svg:y1="8.374cm" svg:x2="7.15cm" svg:y2="11.968cm" draw:start-shape="id3" draw:start-glue-point="2" draw:end-shape="id7" draw:end-glue-point="0" svg:d="m10500 8374v1797h-3350v1797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30T21:31:24.10</meta:creation-date>
    <dc:date>2010-06-30T21:34:05.31</dc:date>
    <meta:editing-duration>PT00H02M42S</meta:editing-duration>
    <meta:editing-cycles>1</meta:editing-cycles>
    <meta:document-statistic meta:object-count="15"/>
    <meta:generator>OpenOffice.org/3.2$Win32 OpenOffice.org_project/320m12$Build-9483</meta:generator>
  </office:meta>
</office:document-meta>
</file>